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0f1e21" officeooo:paragraph-rsid="000f1e21"/>
    </style:style>
    <style:style style:name="P2" style:family="paragraph" style:parent-style-name="Standard">
      <style:paragraph-properties fo:text-align="justify" style:justify-single-word="false"/>
      <style:text-properties fo:language="fr" fo:country="FR" officeooo:rsid="00103a58" officeooo:paragraph-rsid="00103a58"/>
    </style:style>
    <style:style style:name="P3" style:family="paragraph" style:parent-style-name="Standard">
      <style:paragraph-properties fo:text-align="justify" style:justify-single-word="false"/>
      <style:text-properties officeooo:paragraph-rsid="000f1e21"/>
    </style:style>
    <style:style style:name="P4" style:family="paragraph" style:parent-style-name="Standard">
      <style:paragraph-properties fo:text-align="justify" style:justify-single-word="false"/>
      <style:text-properties officeooo:paragraph-rsid="00103a58"/>
    </style:style>
    <style:style style:name="P5" style:family="paragraph" style:parent-style-name="Standard">
      <style:paragraph-properties fo:text-align="justify" style:justify-single-word="false"/>
      <style:text-properties officeooo:paragraph-rsid="0010e7e5"/>
    </style:style>
    <style:style style:name="P6" style:family="paragraph" style:parent-style-name="Standard">
      <style:paragraph-properties fo:text-align="justify" style:justify-single-word="false" style:writing-mode="lr-tb"/>
      <style:text-properties fo:language="fr" fo:country="FR" officeooo:rsid="000f1e21" officeooo:paragraph-rsid="000f1e21"/>
    </style:style>
    <style:style style:name="T1" style:family="text">
      <style:text-properties fo:language="fr" fo:country="FR" officeooo:rsid="000f1e21"/>
    </style:style>
    <style:style style:name="T2" style:family="text">
      <style:text-properties fo:language="fr" fo:country="FR" officeooo:rsid="00103a58"/>
    </style:style>
    <style:style style:name="T3" style:family="text">
      <style:text-properties fo:language="fr" fo:country="FR" fo:font-style="normal" officeooo:rsid="00104c48" style:font-style-asian="normal" style:font-style-complex="normal"/>
    </style:style>
    <style:style style:name="T4" style:family="text">
      <style:text-properties fo:language="fr" fo:country="FR" fo:font-style="normal" officeooo:rsid="0010e7e5" style:font-style-asian="normal" style:font-style-complex="normal"/>
    </style:style>
    <style:style style:name="T5" style:family="text">
      <style:text-properties fo:language="fr" fo:country="FR" fo:font-style="normal" officeooo:rsid="00103a58" style:font-style-asian="normal" style:font-style-complex="normal"/>
    </style:style>
    <style:style style:name="T6" style:family="text">
      <style:text-properties fo:language="fr" fo:country="FR" officeooo:rsid="0010e7e5"/>
    </style:style>
    <style:style style:name="T7" style:family="text">
      <style:text-properties fo:language="fr" fo:country="FR" officeooo:rsid="0015b9d4"/>
    </style:style>
    <style:style style:name="T8" style:family="text">
      <style:text-properties fo:language="fr" fo:country="FR" officeooo:rsid="00177c1a"/>
    </style:style>
    <style:style style:name="T9" style:family="text">
      <style:text-properties fo:language="fr" fo:country="FR" officeooo:rsid="00178d1d"/>
    </style:style>
    <style:style style:name="T10" style:family="text">
      <style:text-properties fo:language="fr" fo:country="FR" officeooo:rsid="0017ee6a"/>
    </style:style>
    <style:style style:name="T11" style:family="text">
      <style:text-properties fo:language="fr" fo:country="FR" officeooo:rsid="001b4eee"/>
    </style:style>
    <style:style style:name="T12" style:family="text">
      <style:text-properties fo:language="fr" fo:country="FR" fo:font-weight="bold" officeooo:rsid="000f1e21" style:font-weight-asian="bold" style:font-weight-complex="bold"/>
    </style:style>
    <style:style style:name="T13" style:family="text">
      <style:text-properties officeooo:rsid="0013d7e4"/>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e m’appelle Cyprien BARBAULT, j’ai 22 ans, et je suis en 4e année d’école d’ingénieurs, à l’Esaip, en spécialité Big Data.</text:p>
      <text:p text:style-name="P1"/>
      <text:p text:style-name="P1">J’ai découvert cette école parce qu’elle se situe dans la même ville que le groupe scout où j’ai eu la chance de passer 8 ans. Durant ces 8 années, j’ai pu développer des <text:span text:style-name="T14">valeurs</text:span> comme la proximité de la nature ou l’<text:span text:style-name="T14">esprit d’équipe</text:span> ; mais aussi des <text:span text:style-name="T15">compétences</text:span> comme la<text:span text:style-name="T14"> gestion de projet</text:span>, par exemple lorsque j’ai participé à la surveillance de feu<text:span text:style-name="T13">x</text:span> de foret, à Marseille, en collaboration avec les pompiers.</text:p>
      <text:p text:style-name="P1"/>
      <text:p text:style-name="P1">Cette volonté de mener des projets, je l’ai retrouvé lorsque j’ai rejoint l’Esaip. En particulier, lors des 2 ans de classe préparatoire, j’ai eu la chance de participer au rallye 4L Trophy, un raid humanitaire de Biarritz à Marrakech pour amener du matériel scolaire aux enfants du désert.</text:p>
      <text:p text:style-name="P1"/>
      <text:p text:style-name="P3"><text:span text:style-name="T1">Ces différents projets m’ont beaucoup ouvert les yeux sur le monde, et en particulier sur les nombreux problèmes sanitaires auquel nous sommes confrontés. Pour apporter ma </text:span><text:span text:style-name="T7">contribution</text:span><text:span text:style-name="T1">, je me suis tourné vers le secteur de l’intelligence artificielle, en particulier dans le domaine de la santé, exactement le domaine de votre entreprise.</text:span></text:p>
      <text:p text:style-name="P1"/>
      <text:p text:style-name="P1">Je me suis donc formé à l’utilisation de technologies comme Azure ML ou Keras/Tensorflow avec Python.</text:p>
      <text:p text:style-name="P1"/>
      <text:p text:style-name="P3"><text:span text:style-name="T1">Un stage dans votre entreprise me permettrais de m’améliorer dans le domaine de la</text:span><text:span text:style-name="T12"> computer vision</text:span><text:span text:style-name="T1">, domaine que j’ai commencé à effleurer cette année au travers du projet &lt;AI/&gt; Racing </text:span><text:span text:style-name="T8">organisé par le groupe</text:span><text:span text:style-name="T1"> </text:span><text:span text:style-name="T8">S</text:span><text:span text:style-name="T1">igma. Il s’agit d’une course de voiture</text:span><text:span text:style-name="T9">s</text:span><text:span text:style-name="T1"> autonome</text:span><text:span text:style-name="T9">s</text:span><text:span text:style-name="T1"> miniature</text:span><text:span text:style-name="T9">s</text:span><text:span text:style-name="T1"> o</text:span><text:span text:style-name="T10">ù</text:span><text:span text:style-name="T1"> chaque équipe </text:span><text:span text:style-name="T10">de 3 étudiants</text:span><text:span text:style-name="T1"> est libre de définir son propre algorithme de computer vision.</text:span></text:p>
      <text:p text:style-name="P1"/>
      <text:p text:style-name="P4"><text:span text:style-name="T1">M</text:span><text:span text:style-name="T2">ais je ne m’intéresse pas qu’à l’intelligence artificielle. Une de mes grande passion est le développement d’applications mobiles avec la technologie Flutter. J’adore reproduire le design d’applications déjà existantes pour m’entraîner. Cela m’a permis de réaliser un stage chez RiverIT, en Finlande, où j’ai été amené à développer une application d’aide aux ouvriers en chaîne de travail.</text:span></text:p>
      <text:p text:style-name="P2"/>
      <text:p text:style-name="P4"><text:span text:style-name="T2">Grâce à cette expérience, j’ai pu améliorer mon niveau d’anglais et décrocher la note maximal</text:span><text:span text:style-name="T11">e</text:span><text:span text:style-name="T2"> de 990/990 au TOEIC, ce qui équivaut à un niveau C1. </text:span><text:span text:style-name="T6">Je n’aurais donc aucune difficulté à m’adapter à votre clientèle internationale.</text:span></text:p>
      <text:p text:style-name="P2"/>
      <text:p text:style-name="P5"><text:span text:style-name="Emphasis"><text:span text:style-name="T5">Je serais vraiment intéressé </text:span></text:span><text:span text:style-name="Emphasis"><text:span text:style-name="T4">pour vous rencontrer à nouveau</text:span></text:span><text:span text:style-name="Emphasis"><text:span text:style-name="T5">, </text:span></text:span><text:span text:style-name="Emphasis"><text:span text:style-name="T4">afin</text:span></text:span><text:span text:style-name="Emphasis"><text:span text:style-name="T3"> qu’à votre tour vous me parliez de vous et de votre entreprise</text:span></text:span><text:span text:style-name="Emphasis"><text:span text:style-name="T5">. </text:span></text:span></text:p>
      <text:p text:style-name="P5"><text:span text:style-name="Emphasis"><text:span text:style-name="T5"/></text:span></text:p>
      <text:p text:style-name="P5"><text:span text:style-name="Emphasis"><text:span text:style-name="T5">Quand seriez-vous disponible ?</text:span></text:span><text:span text:style-name="T5"> </text:span></text:p>
      <text:p text:style-name="P1"><text: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09:07:15.826915440</meta:creation-date>
    <dc:date>2021-03-02T18:03:55.884372284</dc:date>
    <meta:editing-duration>PT46M15S</meta:editing-duration>
    <meta:editing-cycles>13</meta:editing-cycles>
    <meta:generator>LibreOffice/7.0.3.1$Linux_X86_64 LibreOffice_project/00$Build-1</meta:generator>
    <meta:document-statistic meta:table-count="0" meta:image-count="0" meta:object-count="0" meta:page-count="1" meta:paragraph-count="11" meta:word-count="387" meta:character-count="2404" meta:non-whitespace-character-count="2024"/>
  </office:meta>
</office:document-meta>
</file>